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3f715" officeooo:paragraph-rsid="0003f715"/>
    </style:style>
    <style:style style:name="P2" style:family="paragraph" style:parent-style-name="Standard">
      <style:text-properties style:text-position="0% 100%" officeooo:rsid="0003f715" officeooo:paragraph-rsid="0003f715"/>
    </style:style>
    <style:style style:name="P3" style:family="paragraph" style:parent-style-name="Standard">
      <style:text-properties style:text-position="0% 100%" fo:font-weight="bold" officeooo:rsid="0003f715" officeooo:paragraph-rsid="0003f715" style:font-weight-asian="bold" style:font-weight-complex="bold"/>
    </style:style>
    <style:style style:name="P4" style:family="paragraph" style:parent-style-name="Standard">
      <style:text-properties style:text-position="0% 100%" fo:font-weight="bold" officeooo:rsid="0005a58a" officeooo:paragraph-rsid="0005a58a" style:font-weight-asian="bold" style:font-weight-complex="bold"/>
    </style:style>
    <style:style style:name="P5" style:family="paragraph" style:parent-style-name="Standard">
      <style:text-properties style:text-position="0% 100%" fo:font-weight="normal" officeooo:rsid="0003f715" officeooo:paragraph-rsid="0003f715" style:font-weight-asian="normal" style:font-weight-complex="normal"/>
    </style:style>
    <style:style style:name="P6" style:family="paragraph" style:parent-style-name="Standard">
      <style:text-properties style:text-position="0% 100%" fo:font-weight="normal" officeooo:rsid="0003f715" officeooo:paragraph-rsid="0005a58a" style:font-weight-asian="normal" style:font-weight-complex="normal"/>
    </style:style>
    <style:style style:name="P7" style:family="paragraph" style:parent-style-name="Standard">
      <style:text-properties style:text-position="0% 100%" fo:font-weight="normal" officeooo:rsid="0005a58a" officeooo:paragraph-rsid="0005a58a" style:font-weight-asian="normal" style:font-weight-complex="normal"/>
    </style:style>
    <style:style style:name="T1" style:family="text">
      <style:text-properties officeooo:rsid="00091745"/>
    </style:style>
    <style:style style:name="T2" style:family="text">
      <style:text-properties style:text-position="sub 58%"/>
    </style:style>
    <style:style style:name="T3" style:family="text">
      <style:text-properties style:text-position="sub 58%" officeooo:rsid="00091745"/>
    </style:style>
    <style:style style:name="T4" style:family="text">
      <style:text-properties style:text-position="sub 58%" officeooo:rsid="0005a58a"/>
    </style:style>
    <style:style style:name="T5" style:family="text">
      <style:text-properties style:text-position="0% 100%" officeooo:rsid="00091745"/>
    </style:style>
    <style:style style:name="T6" style:family="text">
      <style:text-properties style:text-position="super 58%" officeooo:rsid="00091745"/>
    </style:style>
    <style:style style:name="T7" style:family="text">
      <style:text-properties officeooo:rsid="0005a58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y bienvenido de nuevo en esta ocasión veremos un modo más sencillo de dividir polinomios, llamado división sintética, bueno un matemático ingles en el año de 1819 llamado William Horner, entre sus investigaciones ideo un método que nos permite evaluar un polinomio para algún valor dado con un número pequeño de operaciones, realmente no es muy importante para nosotros entrar a detalle del algoritmo pero sin entrar en detalles nos dice que un polinomio cualquiera</text:p>
      <text:p text:style-name="P1"/>
      <text:p text:style-name="P1"><text:tab/><text:tab/><text:tab/><text:tab/><text:span text:style-name="T1">p(x)=a</text:span><text:span text:style-name="T3">n</text:span><text:span text:style-name="T5">x</text:span><text:span text:style-name="T6">n</text:span><text:span text:style-name="T5">+a</text:span><text:span text:style-name="T3">n-1</text:span><text:span text:style-name="T5">x</text:span><text:span text:style-name="T6">n-1</text:span><text:span text:style-name="T5">+...+a</text:span><text:span text:style-name="T3">2</text:span><text:span text:style-name="T5">x</text:span><text:span text:style-name="T6">2</text:span><text:span text:style-name="T5">+a</text:span><text:span text:style-name="T3">1</text:span><text:span text:style-name="T5">x+a</text:span><text:span text:style-name="T3">0</text:span></text:p>
      <text:p text:style-name="P2">puede ser expresado de una forma anidada de la siguiente manera</text:p>
      <text:p text:style-name="P2"><text:tab/><text:tab/>p(x)=(((((a<text:span text:style-name="T2">n</text:span>r+a<text:span text:style-name="T2">n-1</text:span>)r+a<text:span text:style-name="T2">n-2</text:span>)r+a<text:span text:style-name="T2">n-3</text:span>)r...+a<text:span text:style-name="T2">2</text:span>)r+a<text:span text:style-name="T2">1</text:span>)r+a<text:span text:style-name="T2">0</text:span></text:p>
      <text:p text:style-name="P2"><text:span text:style-name="T2"/></text:p>
      <text:p text:style-name="P2">entonces no se preocupen por que se ve como algo confuso al final de cuentas eso no es lo importante, pero básicamente lo que hace este procedimiento es multiplicar el coeficiente de la potencia más alta, por el valor a evaluar,, sumar el siguiente coeficiente, y el resultado multiplicarlo por el valor a evaluar, y repetir este proceso hasta llegar al ultimo coeficiente; este ultimo resultado ya no es multiplicado por el valor a evaluar. Y por supuesto esto no es lo suficientemente practico para nosotros, la forma más practica de ver y utilizar este procedimiento es </text:p>
      <text:p text:style-name="P2"/>
      <text:p text:style-name="P3">ESTO NO LO PUEDO ESCRIBIR EN ESTE FORMATO PERO ESTA EN LA PAGINA 212, </text:p>
      <text:p text:style-name="P3"/>
      <text:p text:style-name="P5">Definamos un par de cosas, solo para escribir menos</text:p>
      <text:p text:style-name="P5"/>
      <text:p text:style-name="P5"><text:tab/><text:tab/><text:tab/><text:tab/> b<text:span text:style-name="T2">n</text:span>=a<text:span text:style-name="T2">n</text:span></text:p>
      <text:p text:style-name="P5"><text:span text:style-name="T2"><text:tab/><text:tab/><text:tab/><text:tab/></text:span><text:span text:style-name="T7">b</text:span><text:span text:style-name="T4">n-1</text:span><text:span text:style-name="T7">=b</text:span><text:span text:style-name="T4">n</text:span><text:span text:style-name="T7">r+a</text:span><text:span text:style-name="T4">n-1</text:span></text:p>
      <text:p text:style-name="P6"><text:span text:style-name="T4"><text:tab/><text:tab/><text:tab/><text:tab/></text:span><text:span text:style-name="T7">b</text:span><text:span text:style-name="T4">n-2</text:span><text:span text:style-name="T7">=b</text:span><text:span text:style-name="T4">n-1</text:span><text:span text:style-name="T7">r+a</text:span><text:span text:style-name="T4">n-2</text:span></text:p>
      <text:p text:style-name="P6"><text:span text:style-name="T4"><text:tab/><text:tab/><text:tab/><text:tab/><text:tab/>.</text:span></text:p>
      <text:p text:style-name="P6"><text:span text:style-name="T4"><text:tab/><text:tab/><text:tab/><text:tab/><text:tab/>.</text:span></text:p>
      <text:p text:style-name="P6"><text:span text:style-name="T4"><text:tab/><text:tab/><text:tab/><text:tab/><text:tab/>.</text:span></text:p>
      <text:p text:style-name="P6"><text:span text:style-name="T4"><text:tab/><text:tab/><text:tab/><text:tab/></text:span><text:span text:style-name="T7">b</text:span><text:span text:style-name="T4">2</text:span><text:span text:style-name="T7">=b</text:span><text:span text:style-name="T4">3</text:span><text:span text:style-name="T7">r+a</text:span><text:span text:style-name="T4">2</text:span></text:p>
      <text:p text:style-name="P6"><text:span text:style-name="T4"><text:tab/><text:tab/><text:tab/><text:tab/></text:span><text:span text:style-name="T7">b</text:span><text:span text:style-name="T4">1</text:span><text:span text:style-name="T7">=b</text:span><text:span text:style-name="T4">2</text:span><text:span text:style-name="T7">r+a</text:span><text:span text:style-name="T4">1</text:span></text:p>
      <text:p text:style-name="P6"><text:span text:style-name="T4"><text:tab/><text:tab/><text:tab/><text:tab/></text:span><text:span text:style-name="T7">b</text:span><text:span text:style-name="T4">0 </text:span><text:span text:style-name="T7">=b</text:span><text:span text:style-name="T4">1</text:span><text:span text:style-name="T7">r+a</text:span><text:span text:style-name="T4">0</text:span></text:p>
      <text:p text:style-name="P4">SEGUIR EXPLICANDO EL TEMA EN EL FORMATO QUE NO PUEDO ESCRIBIR AQUI</text:p>
      <text:p text:style-name="P4"/>
      <text:p text:style-name="P7">pues bien para que realmente quede claro veamos lo en un ejemplo</text:p>
      <text:p text:style-name="P7"/>
      <text:p text:style-name="P4">TAMPOCO PUEDO ESCRIBIR EN ESTE FORMATO EL EJEMPLO ESTA EN LA PAGINA 2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22:05:26.771000000</meta:creation-date>
    <dc:date>2019-07-12T22:22:58.717000000</dc:date>
    <meta:editing-duration>PT5M31S</meta:editing-duration>
    <meta:editing-cycles>1</meta:editing-cycles>
    <meta:document-statistic meta:table-count="0" meta:image-count="0" meta:object-count="0" meta:page-count="1" meta:paragraph-count="19" meta:word-count="256" meta:character-count="1622" meta:non-whitespace-character-count="1337"/>
    <meta:generator>LibreOffice/6.1.1.2$Windows_X86_64 LibreOffice_project/5d19a1bfa650b796764388cd8b33a5af1f5baa1b</meta:generator>
  </office:meta>
</office:document-meta>
</file>